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13.1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1.328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6.48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5cm"/>
    </style:style>
    <style:style style:name="ro1" style:family="table-row">
      <style:table-row-properties style:row-height="2.101cm" fo:break-before="auto" style:use-optimal-row-height="true"/>
    </style:style>
    <style:style style:name="ro2" style:family="table-row">
      <style:table-row-properties style:row-height="2.632cm" fo:break-before="auto" style:use-optimal-row-height="true"/>
    </style:style>
    <style:style style:name="ro3" style:family="table-row">
      <style:table-row-properties style:row-height="3.159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ro5" style:family="table-row">
      <style:table-row-properties style:row-height="3.395cm" fo:break-before="auto" style:use-optimal-row-height="true"/>
    </style:style>
    <style:style style:name="ro6" style:family="table-row">
      <style:table-row-properties style:row-height="2.79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2.1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801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padding="0.801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wrap-option="wrap" fo:padding="0.801cm" style:vertical-align="top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padding="0.801cm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transparent" fo:padding="0.801cm" style:vertical-align="top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padding="0.801cm" style:vertical-align="top"/>
      <style:text-properties fo:font-size="13pt" style:font-size-asian="13pt" style:font-size-complex="13pt"/>
    </style:style>
    <style:style style:name="ce7" style:family="table-cell" style:parent-style-name="Default">
      <style:table-cell-properties fo:padding="0.801cm" style:vertical-align="top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padding="0.801cm" style:vertical-align="top"/>
      <style:text-properties fo:font-size="14pt"/>
    </style:style>
  </office:automatic-styles>
  <office:body>
    <office:spreadsheet>
      <table:table table:name="Person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édacteur</text:p>
          </table:table-cell>
          <table:table-cell office:value-type="string" calcext:value-type="string">
            <text:p>Se charge d'éditer, traduire et publier le contenu du s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</text:p>
          </table:table-cell>
          <table:table-cell office:value-type="string" calcext:value-type="string">
            <text:p>Visiteur qui présente un intérêt particulier pour les sciences humaines et naturell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ur mobilité réduite</text:p>
          </table:table-cell>
          <table:table-cell office:value-type="string" calcext:value-type="string">
            <text:p>Visiteur similaire et pour qui les accès dédiés sur les lieux de la conférence sont importantes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stories - Visiteur" table:style-name="ta1">
        <table:table-column table:style-name="co4" table:default-cell-style-name="ce4"/>
        <table:table-column table:style-name="co5" table:default-cell-style-name="ce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1017" table:default-cell-style-name="ce4"/>
        <table:table-row table:style-name="ro2">
          <table:table-cell table:style-name="ce3" office:value-type="string" calcext:value-type="string">
            <text:p>PRIORITE</text:p>
          </table:table-cell>
          <table:table-cell table:style-name="ce5" office:value-type="string" calcext:value-type="string">
            <text:p>CATEGORIE</text:p>
          </table:table-cell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CRITERE D'ACCEPTANCE</text:p>
          </table:table-cell>
          <table:table-cell table:style-name="ce3" office:value-type="string" calcext:value-type="string">
            <text:p>FAIT ?</text:p>
          </table:table-cell>
          <table:table-cell table:style-name="ce3" office:value-type="string" calcext:value-type="string">
            <text:p>TEST</text:p>
            <text:p>OK ?</text:p>
          </table:table-cell>
          <table:table-cell table:style-name="ce3" table:number-columns-repeated="1017"/>
        </table:table-row>
        <table:table-row table:style-name="ro2">
          <table:table-cell/>
          <table:table-cell office:value-type="string" calcext:value-type="string">
            <text:p>Colloque information générale</text:p>
          </table:table-cell>
          <table:table-cell office:value-type="string" calcext:value-type="string">
            <text:p>Je veux avoir le bref résumé du colloque sur la page d'accueil du sit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lloque information générale</text:p>
          </table:table-cell>
          <table:table-cell office:value-type="string" calcext:value-type="string">
            <text:p>Je veux pouvoir consulter la description exhaustive du thème du colloqu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e des conférences</text:p>
          </table:table-cell>
          <table:table-cell office:value-type="string" calcext:value-type="string">
            <text:p>Je veux pouvoir consulter le programme des conférences durant le colloqu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e des conférences</text:p>
          </table:table-cell>
          <table:table-cell office:value-type="string" calcext:value-type="string">
            <text:p>Je veux pouvoir consulter la description de chaque conférenc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tervenants</text:p>
          </table:table-cell>
          <table:table-cell office:value-type="string" calcext:value-type="string">
            <text:p>Je veux pouvoir consulter l'intégralité des intervenants du colloqu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ntervenants</text:p>
          </table:table-cell>
          <table:table-cell office:value-type="string" calcext:value-type="string">
            <text:p>Je veux pouvoir consulter la description de chaque intervenant pour une conférence donné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ntervenants</text:p>
          </table:table-cell>
          <table:table-cell office:value-type="string" calcext:value-type="string">
            <text:p>Je veux pouvoir consulter la description de chaque intervenant pour une conférence donné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ccès lieux</text:p>
          </table:table-cell>
          <table:table-cell office:value-type="string" calcext:value-type="string">
            <text:p>Je veux connaître l'adresse de chaque conférenc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ccès lieux</text:p>
          </table:table-cell>
          <table:table-cell office:value-type="string" calcext:value-type="string">
            <text:p>Je veux connaître les moyens d'accès par le métro ou le bu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pouvoir consulter le site depuis un téléphone mobil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pouvoir afficher le résumé de la conférence et le nom de l'intervenant en cliquant sur la conférenc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artenaires</text:p>
          </table:table-cell>
          <table:table-cell office:value-type="string" calcext:value-type="string">
            <text:p>Je veux pouvoir connaître les partenaires du colloque (logo, sites Web partenaire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être redirigé vers le site Web d'un partenaire après avoir cliqué sur son logo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harte graphique</text:p>
          </table:table-cell>
          <table:table-cell office:value-type="string" calcext:value-type="string">
            <text:p>Je veux comprendre par le visuel que le sujet du site concerne le monde animal et végétal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ngue</text:p>
          </table:table-cell>
          <table:table-cell office:value-type="string" calcext:value-type="string">
            <text:p>Je veux que tous les textes soient uniquement dans la langue par défaut ou que j'aurais choisi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pouvoir choisir la langue à utiliser pour l'intégralité du contenu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cès site</text:p>
          </table:table-cell>
          <table:table-cell office:value-type="string" calcext:value-type="string">
            <text:p>Je veux que la page d'accueil s'affiche directement après avoir saisi le nom de domaine (avec ou sans « www »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ieux</text:p>
          </table:table-cell>
          <table:table-cell office:value-type="string" calcext:value-type="string">
            <text:p>Je veux pouvoir consulter les informations d'accès (adresse) à chacun des 2 lieux où se déroulera le colloqu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rogramme des conférences</text:p>
          </table:table-cell>
          <table:table-cell office:value-type="string" calcext:value-type="string">
            <text:p>Je veux que pour chaque conférence soit présenté le lieu et l'accès détaillé du lieu où se déroulera celle-ci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pouvoir accéder aux informations pratiques d'accès aux lieux directement depuis le menu du site.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que le menu du site présente au moins les 5 rubriques suivantes :</text:p>
            <text:p>- Présentation</text:p>
            <text:p>- Programme</text:p>
            <text:p>- Résumé</text:p>
            <text:p>- Intervenants</text:p>
            <text:p>- Infos pratiqu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lloque information générale</text:p>
          </table:table-cell>
          <table:table-cell office:value-type="string" calcext:value-type="string">
            <text:p>Je veux avoir accès à l'image du poster du colloqu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en cliquant sur l'image du poster pouvoir consulter la version PDF du programme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age d'accueil</text:p>
          </table:table-cell>
          <table:table-cell office:value-type="string" calcext:value-type="string">
            <text:p>Je veux avoir directement sur la page du site le planning prévu du programme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Je veux pouvoir afficher le détail d'une conférence du programme en cliquant depuis le planning de la page d'accueil.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ser stories - Visiteur mobilité réduite" table:style-name="ta1">
        <table:table-column table:style-name="co4" table:default-cell-style-name="ce4"/>
        <table:table-column table:style-name="co5" table:default-cell-style-name="ce6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3" table:number-columns-repeated="1018" table:default-cell-style-name="ce4"/>
        <table:table-row table:style-name="ro2">
          <table:table-cell table:style-name="ce3" office:value-type="string" calcext:value-type="string">
            <text:p>PRIORITE</text:p>
          </table:table-cell>
          <table:table-cell table:style-name="ce5" office:value-type="string" calcext:value-type="string">
            <text:p>CATEGORIE</text:p>
          </table:table-cell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CRITERE D'ACCEPTANCE</text:p>
          </table:table-cell>
          <table:table-cell table:style-name="ce3" office:value-type="string" calcext:value-type="string">
            <text:p>FAIT ?</text:p>
          </table:table-cell>
          <table:table-cell table:style-name="ce3" office:value-type="string" calcext:value-type="string">
            <text:p>TEST</text:p>
            <text:p>OK ?</text:p>
          </table:table-cell>
          <table:table-cell table:style-name="ce3" table:number-columns-repeated="1017"/>
          <table:table-cell table:style-name="Default"/>
        </table:table-row>
        <table:table-row table:style-name="ro3">
          <table:table-cell/>
          <table:table-cell office:value-type="string" calcext:value-type="string">
            <text:p>Accès lieux</text:p>
          </table:table-cell>
          <table:table-cell office:value-type="string" calcext:value-type="string">
            <text:p>Je veux connaître les moyens d'accès pour les personnes handicapées pour chaque lieu du colloque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stories - Rédacteur" table:style-name="ta1">
        <table:table-column table:style-name="co4" table:default-cell-style-name="ce4"/>
        <table:table-column table:style-name="co5" table:default-cell-style-name="ce7"/>
        <table:table-column table:style-name="co5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3" table:number-columns-repeated="1018" table:default-cell-style-name="ce8"/>
        <table:table-row table:style-name="ro2">
          <table:table-cell table:style-name="ce3" office:value-type="string" calcext:value-type="string">
            <text:p>PRIORITE</text:p>
          </table:table-cell>
          <table:table-cell table:style-name="ce5" office:value-type="string" calcext:value-type="string">
            <text:p>CATEGORIE</text:p>
          </table:table-cell>
          <table:table-cell table:style-name="ce3" office:value-type="string" calcext:value-type="string">
            <text:p>USER STORY</text:p>
          </table:table-cell>
          <table:table-cell table:style-name="ce3" office:value-type="string" calcext:value-type="string">
            <text:p>CRITERE D'ACCEPTANCE</text:p>
          </table:table-cell>
          <table:table-cell table:style-name="ce3" office:value-type="string" calcext:value-type="string">
            <text:p>FAIT ?</text:p>
          </table:table-cell>
          <table:table-cell table:style-name="ce3" office:value-type="string" calcext:value-type="string">
            <text:p>TEST</text:p>
            <text:p>OK ?</text:p>
          </table:table-cell>
          <table:table-cell table:style-name="ce3" table:number-columns-repeated="1017"/>
          <table:table-cell table:style-name="Default"/>
        </table:table-row>
        <table:table-row table:style-name="ro5">
          <table:table-cell/>
          <table:table-cell office:value-type="string" calcext:value-type="string">
            <text:p>Edition conférences</text:p>
          </table:table-cell>
          <table:table-cell office:value-type="string" calcext:value-type="string">
            <text:p>Je veux ajouter une conférence au programme du colloque (date, lieu, description, intervenants)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dition conférences</text:p>
          </table:table-cell>
          <table:table-cell office:value-type="string" calcext:value-type="string">
            <text:p>Je veux éditer le programme du colloque (date, lieu, description, intervenants)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Traduction textes</text:p>
          </table:table-cell>
          <table:table-cell office:value-type="string" calcext:value-type="string">
            <text:p>Je veux traduire des textes en Anglais ou en Français à partir de texte existant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Edition intervenants</text:p>
          </table:table-cell>
          <table:table-cell office:value-type="string" calcext:value-type="string">
            <text:p>Je veux désactiver des intervenants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dition colloque général</text:p>
          </table:table-cell>
          <table:table-cell office:value-type="string" calcext:value-type="string">
            <text:p>Je veux pouvoir modifier la description brève de la colloque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dition colloque général</text:p>
          </table:table-cell>
          <table:table-cell office:value-type="string" calcext:value-type="string">
            <text:p>Je veux pouvoir modifier la description complète de la colloque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omptes-rendu conférences</text:p>
          </table:table-cell>
          <table:table-cell office:value-type="string" calcext:value-type="string">
            <text:p>Je veux pouvoir ajouter une ou plusieurs vidéos pour chaque conférence</text:p>
            <text:p>Afin de fournir des ressources au public consultable après le colloque</text:p>
          </table:table-cell>
          <table:table-cell table:number-columns-repeated="1021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6:20:12.036452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05:10.079477194</meta:creation-date>
    <dc:date>2016-02-17T18:02:16.939843287</dc:date>
    <meta:editing-duration>PT1H39M26S</meta:editing-duration>
    <meta:editing-cycles>46</meta:editing-cycles>
    <meta:generator>LibreOffice/4.2.8.2$Linux_X86_64 LibreOffice_project/420m0$Build-2</meta:generator>
    <meta:document-statistic meta:table-count="4" meta:cell-count="90" meta:object-count="0"/>
  </office:meta>
</office:document-meta>
</file>